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officeooo:rsid="000eaaef" officeooo:paragraph-rsid="0022557b" style:font-name-asian="Liberation Serif" style:font-size-asian="16pt" style:font-size-complex="16pt"/>
    </style:style>
    <style:style style:name="P2" style:family="paragraph" style:parent-style-name="Standard">
      <style:text-properties style:font-name="Liberation Serif" fo:font-size="16pt" officeooo:rsid="0022557b" officeooo:paragraph-rsid="0022557b" style:font-name-asian="Liberation Serif" style:font-size-asian="16pt" style:font-size-complex="16pt"/>
    </style:style>
    <style:style style:name="P3" style:family="paragraph" style:parent-style-name="Standard">
      <style:text-properties style:font-name="Liberation Serif" fo:font-size="16pt" officeooo:rsid="0022557b" officeooo:paragraph-rsid="002431f1" style:font-name-asian="Liberation Serif" style:font-size-asian="16pt" style:font-size-complex="16pt"/>
    </style:style>
    <style:style style:name="P4" style:family="paragraph" style:parent-style-name="Preformatted_20_Text">
      <style:text-properties style:font-name="Liberation Serif" fo:font-size="13.6999998092651pt" style:font-name-asian="Liberation Serif" style:font-size-asian="12pt" style:font-size-complex="13.6999998092651pt"/>
    </style:style>
    <style:style style:name="P5" style:family="paragraph" style:parent-style-name="Preformatted_20_Text">
      <style:text-properties style:font-name="Liberation Serif" fo:font-size="13.6999998092651pt" officeooo:paragraph-rsid="0020e214" style:font-name-asian="Liberation Serif" style:font-size-asian="12pt" style:font-size-complex="13.6999998092651pt"/>
    </style:style>
    <style:style style:name="T1" style:family="text">
      <style:text-properties fo:font-size="13.6999998092651pt" style:font-size-asian="12pt" style:font-name-complex="Liberation Mono" style:font-size-complex="13.6999998092651pt"/>
    </style:style>
    <style:style style:name="T2" style:family="text">
      <style:text-properties fo:font-size="13.6999998092651pt" officeooo:rsid="0022557b" style:font-size-asian="12pt" style:font-name-complex="Liberation Mono" style:font-size-complex="13.699999809265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一、硬件平台</text:p>
      <text:p text:style-name="P4"><text:s text:c="4"/>4台FT1500A服务器</text:p>
      <text:p text:style-name="P4">二、安装操作系统</text:p>
      <text:p text:style-name="P4"><text:s text:c="4"/>操作系统为濮约刚修改过的centos7，使其能运行在国产化FT处理器上，安装过程如下：</text:p>
      <text:p text:style-name="P4">（1）从U盘启动后，按ctrl+alt+F2进入终端界面安装</text:p>
      <text:p text:style-name="P4">（2）输入parted命令，进入交互后输入mklabel msdos创建硬盘标签</text:p>
      <text:p text:style-name="P4">（3）输入fdisk /dev/sda将硬盘分为2个区，/dev/sda1为boot分区，一般<text:tab/>500M足够，/dev/sda2为主分区，自由设置或者为剩余所有空间</text:p>
      <text:p text:style-name="P4">（4）进行格式化、分区挂载、拷贝安装脚本和yum配置文件、使用yum源安装操作系统<text:tab/>等操作，安装脚本为anzhuang.sh，yum配置文件为centos7.repo</text:p>
      <text:p text:style-name="P5">（5）chroot /mnt/sysimage切换根目录</text:p>
      <text:p text:style-name="P5"><text:tab/>修改root用户密码passwd root</text:p>
      <text:p text:style-name="P5">（6）安装新内核yum install kernel.aarch64</text:p>
      <text:p text:style-name="P5">（7）重新生成initramfs.img文件</text:p>
      <text:p text:style-name="P5"><text:tab/>dracut -f initramfs.img `uname -r`</text:p>
      <text:p text:style-name="P5">（8）使用麒麟liveos重新格式化/dev/sda1</text:p>
      <text:p text:style-name="P5"><text:tab/>mkfs.ext4 /dev/sda1</text:p>
      <text:p text:style-name="P5">三、配置网络</text:p>
      <text:p text:style-name="P5"><text:s text:c="4"/>设定为1台控制节点、2台计算节点、1台网络节点</text:p>
      <text:p text:style-name="P5"><text:tab/>IP设置方案见“云方案.odt”</text:p>
      <text:p text:style-name="P5"><text:tab/>同步时间，方法见“记录.odt“</text:p>
      <text:p text:style-name="P5">四、安装openstack</text:p>
      <text:p text:style-name="P5"><text:tab/>在控制节点上使用packstack --answer-file=packstack-answers-pyg.txt</text:p>
      <text:p text:style-name="P5"><text:tab/></text:p>
      <text:p text:style-name="P4">五、更改相关配置</text:p>
      <text:p text:style-name="P4"><text:tab/>在2个计算节点上操作</text:p>
      <text:p text:style-name="P4"><text:tab/>安装qemu-system-aarch64和qemu-system-x86</text:p>
      <text:p text:style-name="P4"><text:tab/>进入目录/usr/libexec建立软链接</text:p>
      <text:p text:style-name="P1"><text:tab/><text:span text:style-name="T1">ln -sf /usr/bin/qemu-system-aarch64 qemu-kvm</text:span></text:p>
      <text:p text:style-name="P1"><text:span text:style-name="T1"><text:tab/>修改/etc/libvirt/qemu.conf</text:span></text:p>
      <text:p text:style-name="P1"><text:span text:style-name="T1"><text:tab/>添加</text:span></text:p>
      <text:p text:style-name="P1"><text:span text:style-name="T2"><text:tab/>nvram=[ </text:span></text:p>
      <text:p text:style-name="P1"><text:span text:style-name="T2"><text:tab/><text:tab/>"/usr/share/edk2/aarch64/QEMU_EFI.img:/usr/share/edk2/aarch64/VARS<text:tab/><text:tab/>_QEMU_EFI.img"</text:span></text:p>
      <text:p text:style-name="P2"><text:span text:style-name="T1"><text:s text:c="4"/><text:tab/>]</text:span></text:p>
      <text:p text:style-name="P3"><text:span text:style-name="T1"><text:tab/>下载 QEMU_EFI.img <text:s/>VARS_QEMU_EFI.img两个文件<text:tab/><text:tab/><text:tab/>到/usr/share/edk2/aarch64目录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1:35:20.774235175</dc:date>
    <meta:editing-duration>PT42M14S</meta:editing-duration>
    <meta:editing-cycles>7</meta:editing-cycles>
    <meta:generator>LibreOffice/4.3.7.2$Linux_X86_64 LibreOffice_project/430$Build-2</meta:generator>
    <meta:document-statistic meta:table-count="0" meta:image-count="0" meta:object-count="0" meta:page-count="1" meta:paragraph-count="33" meta:word-count="390" meta:character-count="959" meta:non-whitespace-character-count="899"/>
  </office:meta>
</office:document-meta>
</file>